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97cm" fo:border="0.002cm solid #000000"/>
    </style:style>
    <style:style style:name="表4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7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2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4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5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1858744413961426939" text:style-name="L1">
        <text:list-item>
          <text:p text:style-name="P7"/>
        </text:list-item>
        <text:list-item>
          <text:p text:style-name="P7">entries.ods</text:p>
          <text:list>
            <text:list-item>
              <text:p text:style-name="P7">C – c<text:tab/>copy<text:tab/><text:tab/><text:tab/></text:p>
            </text:list-item>
          </text:list>
        </text:list-item>
        <text:list-item>
          <text:p text:style-name="P7">sakura<text:tab/></text:p>
          <text:list>
            <text:list-item>
              <text:p text:style-name="P7">C – v</text:p>
            </text:list-item>
            <text:list-item>
              <text:p text:style-name="P7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2607181" text:continue-numbering="true" text:style-name="L1">
        <text:list-item>
          <text:list>
            <text:list-item>
              <text:p text:style-name="P7">C – a &gt; C – c<text:tab/><text:tab/><text:tab/><text:tab/></text:p>
            </text:list-item>
          </text:list>
        </text:list-item>
        <text:list-item>
          <text:p text:style-name="P7">entries.ods</text:p>
          <text:list>
            <text:list-item>
              <text:p text:style-name="P7">C – v<text:tab/>(paste)</text:p>
            </text:list-item>
            <text:list-item>
              <text:p text:style-name="P7">C/P<text:tab/>(session num, code)</text:p>
            </text:list-item>
            <text:list-item>
              <text:p text:style-name="P7">C/P<text:tab/>(memos)</text:p>
            </text:list-item>
            <text:list-item>
              <text:p text:style-name="P7">C/P<text:tab/>(file name)</text:p>
            </text:list-item>
            <text:list-item>
              <text:p text:style-name="P7">edit</text:p>
              <text:list>
                <text:list-item>
                  <text:p text:style-name="P7">genre<text:tab/><text:tab/><text:tab/></text:p>
                </text:list-item>
                <text:list-item>
                  <text:p text:style-name="P7">time<text:tab/><text:tab/><text:tab/></text:p>
                </text:list-item>
                <text:list-item>
                  <text:p text:style-name="P7">s.n.<text:tab/><text:tab/><text:tab/></text:p>
                </text:list-item>
                <text:list-item>
                  <text:p text:style-name="P7">M – d &gt; a (range)</text:p>
                </text:list-item>
                <text:list-item>
                  <text:p text:style-name="P7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8053781654075663716" text:style-name="L2">
        <text:list-item>
          <text:p text:style-name="P8">open apps</text:p>
          <text:list>
            <text:list-item>
              <text:p text:style-name="P8">audacity</text:p>
            </text:list-item>
            <text:list-item>
              <text:p text:style-name="P8">itunes</text:p>
            </text:list-item>
          </text:list>
        </text:list-item>
        <text:list-item>
          <text:p text:style-name="P8">itunes</text:p>
          <text:list>
            <text:list-item>
              <text:p text:style-name="P8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3306370375718076727" text:style-name="L3">
        <text:list-item>
          <text:p text:style-name="P9">start</text:p>
          <text:list>
            <text:list-item>
              <text:p text:style-name="P9">web page</text:p>
              <text:list>
                <text:list-item>
                  <text:p text:style-name="P9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9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9">folder : C:\WORKS_2\WS\WS_Others.Art\JVEMV6\46_art\11_guitar</text:p>
            </text:list-item>
            <text:list-item>
              <text:p text:style-name="P9">mobile apps</text:p>
              <text:list>
                <text:list-item>
                  <text:p text:style-name="P9">garageband</text:p>
                </text:list-item>
                <text:list-item>
                  <text:p text:style-name="P9">metronome (default = 80 ?)</text:p>
                </text:list-item>
              </text:list>
            </text:list-item>
            <text:list-item>
              <text:p text:style-name="P9">stationaries</text:p>
              <text:list>
                <text:list-item>
                  <text:p text:style-name="P9">memo paper</text:p>
                  <text:list>
                    <text:list-item>
                      <text:p text:style-name="P9">memo</text:p>
                    </text:list-item>
                    <text:list-item>
                      <text:p text:style-name="P9">clear book</text:p>
                    </text:list-item>
                  </text:list>
                </text:list-item>
                <text:list-item>
                  <text:p text:style-name="P9">guitar</text:p>
                </text:list-item>
                <text:list-item>
                  <text:p text:style-name="P9">pens (<text:span text:style-name="T1">消しゴムも、消しテープも) 定規</text:span></text:p>
                  <text:list>
                    <text:list-item>
                      <text:p text:style-name="P12">日付スタンプ、インクパッド</text:p>
                    </text:list-item>
                  </text:list>
                </text:list-item>
                <text:list-item>
                  <text:p text:style-name="P9"><text:soft-page-break/>mobile holder</text:p>
                  <text:list>
                    <text:list-item>
                      <text:p text:style-name="P12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9">new email file</text:p>
                </text:list-item>
                <text:list-item>
                  <text:p text:style-name="P9">prev memo, image file</text:p>
                </text:list-item>
              </text:list>
            </text:list-item>
            <text:list-item>
              <text:p text:style-name="P9">vlc → set prev videos : </text:p>
            </text:list-item>
            <text:list-item>
              <text:p text:style-name="P9">stopwatch → start</text:p>
            </text:list-item>
            <text:list-item>
              <text:p text:style-name="P9"/>
            </text:list-item>
          </text:list>
        </text:list-item>
        <text:list-item>
          <text:p text:style-name="P9">actions</text:p>
          <text:list>
            <text:list-item>
              <text:p text:style-name="P14">menu (2019/10/18 16:17:15)</text:p>
              <text:list>
                <text:list-item>
                  <text:p text:style-name="P14">tuning : <text:a xlink:type="simple" xlink:href="https://pianoplays.com/" text:style-name="Internet_20_link" text:visited-style-name="Visited_20_Internet_20_Link">https://pianoplays.com</text:a></text:p>
                </text:list-item>
                <text:list-item>
                  <text:p text:style-name="P14">warm-up : <text:a xlink:type="simple" xlink:href="https://psychicscience.org/random" text:style-name="Internet_20_link" text:visited-style-name="Visited_20_Internet_20_Link">https://psychicscience.org/random</text:a></text:p>
                  <text:list>
                    <text:list-item>
                      <text:p text:style-name="P14">harmonics</text:p>
                    </text:list-item>
                    <text:list-item>
                      <text:p text:style-name="P14">flamenco : et-6</text:p>
                    </text:list-item>
                    <text:list-item>
                      <text:p text:style-name="P14">arpeggio</text:p>
                    </text:list-item>
                    <text:list-item>
                      <text:p text:style-name="P14">hammering &amp; pulling</text:p>
                    </text:list-item>
                    <text:list-item>
                      <text:p text:style-name="P14">tapping : L,R</text:p>
                    </text:list-item>
                    <text:list-item>
                      <text:p text:style-name="P14">scale : </text:p>
                    </text:list-item>
                    <text:list-item>
                      <text:p text:style-name="P14">stomp</text:p>
                    </text:list-item>
                  </text:list>
                </text:list-item>
                <text:list-item>
                  <text:p text:style-name="P14">prev sections</text:p>
                </text:list-item>
                <text:list-item>
                  <text:p text:style-name="P15">scale</text:p>
                </text:list-item>
                <text:list-item>
                  <text:p text:style-name="P15">arpeggio</text:p>
                </text:list-item>
                <text:list-item>
                  <text:p text:style-name="P15">stomp</text:p>
                </text:list-item>
                <text:list-item>
                  <text:p text:style-name="P15">tapping</text:p>
                </text:list-item>
                <text:list-item>
                  <text:p text:style-name="P15">harmonics</text:p>
                </text:list-item>
                <text:list-item>
                  <text:p text:style-name="P15">scale</text:p>
                </text:list-item>
                <text:list-item>
                  <text:p text:style-name="P15">flamenco</text:p>
                </text:list-item>
                <text:list-item>
                  <text:p text:style-name="P14">compositions</text:p>
                </text:list-item>
              </text:list>
            </text:list-item>
            <text:list-item>
              <text:p text:style-name="P15">prev sections ---&gt; review</text:p>
            </text:list-item>
            <text:list-item>
              <text:p text:style-name="P15">choose target piece → e.g. “te-9”</text:p>
            </text:list-item>
            <text:list-item>
              <text:p text:style-name="P15"><text:soft-page-break/>open resources</text:p>
              <text:list>
                <text:list-item>
                  <text:p text:style-name="P15">voice memo</text:p>
                </text:list-item>
                <text:list-item>
                  <text:p text:style-name="P9"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9">routine ops</text:p>
          <text:list>
            <text:list-item>
              <text:p text:style-name="P9">technique pieces</text:p>
            </text:list-item>
            <text:list-item>
              <text:p text:style-name="P9">code progression patterns</text:p>
            </text:list-item>
            <text:list-item>
              <text:p text:style-name="P9">email items</text:p>
            </text:list-item>
            <text:list-item>
              <text:p text:style-name="P9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3257690664892520730" text:style-name="L4">
        <text:list-item>
          <text:p text:style-name="P10">mobile pod → put away</text:p>
        </text:list-item>
        <text:list-item>
          <text:p text:style-name="P10">mobile</text:p>
          <text:list>
            <text:list-item>
              <text:p text:style-name="P10">==&gt; to battery</text:p>
            </text:list-item>
          </text:list>
        </text:list-item>
        <text:list-item>
          <text:p text:style-name="P10">memos</text:p>
          <text:list>
            <text:list-item>
              <text:p text:style-name="P10">log memo</text:p>
              <text:list>
                <text:list-item>
                  <text:p text:style-name="P10">add lines (sep<text:span text:style-name="T1">arator) between sections </text:span><text:span text:style-name="T2">(blue color)</text:span></text:p>
                </text:list-item>
                <text:list-item>
                  <text:p text:style-name="P10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3">put away except ==&gt; orange+</text:p>
            </text:list-item>
            <text:list-item>
              <text:p text:style-name="P13">photo</text:p>
              <text:list>
                <text:list-item>
                  <text:p text:style-name="P13">pick up memo leaves → ones with today's memos</text:p>
                </text:list-item>
                <text:list-item>
                  <text:p text:style-name="P13">photo</text:p>
                </text:list-item>
                <text:list-item>
                  <text:p text:style-name="P13">add “//” mark <text:span text:style-name="T3">(orange color)</text:span></text:p>
                </text:list-item>
                <text:list-item>
                  <text:p text:style-name="P13">on “〇” symbol, add a slash <text:span text:style-name="T3">(orange color)</text:span></text:p>
                </text:list-item>
              </text:list>
            </text:list-item>
            <text:list-item>
              <text:p text:style-name="P13">each leaf → to each clear leaf in the clear folder</text:p>
              <text:list>
                <text:list-item>
                  <text:p text:style-name="P13"><text:soft-page-break/>refrerring → list_of_memos.ods ( tab “notes_gt”)</text:p>
                </text:list-item>
              </text:list>
            </text:list-item>
          </text:list>
        </text:list-item>
        <text:list-item>
          <text:p text:style-name="P13">guitar</text:p>
          <text:list>
            <text:list-item>
              <text:p text:style-name="P13">polish</text:p>
              <text:list>
                <text:list-item>
                  <text:p text:style-name="P13">body</text:p>
                  <text:list>
                    <text:list-item>
                      <text:p text:style-name="P13">back</text:p>
                    </text:list-item>
                    <text:list-item>
                      <text:p text:style-name="P13">front</text:p>
                    </text:list-item>
                    <text:list-item>
                      <text:p text:style-name="P13">side</text:p>
                    </text:list-item>
                    <text:list-item>
                      <text:p text:style-name="P13">bottom</text:p>
                    </text:list-item>
                    <text:list-item>
                      <text:p text:style-name="P13">showlder</text:p>
                    </text:list-item>
                  </text:list>
                </text:list-item>
                <text:list-item>
                  <text:p text:style-name="P13">neck</text:p>
                </text:list-item>
                <text:list-item>
                  <text:p text:style-name="P13">strings</text:p>
                </text:list-item>
              </text:list>
            </text:list-item>
            <text:list-item>
              <text:p text:style-name="P13">put away</text:p>
            </text:list-item>
          </text:list>
        </text:list-item>
        <text:list-item>
          <text:p text:style-name="P10">video files (new ones)</text:p>
          <text:list>
            <text:list-item>
              <text:p text:style-name="P10">==&gt; to desktop : C:\WORKS_2\WS\WS_Cake_IFM11\tmp</text:p>
            </text:list-item>
          </text:list>
        </text:list-item>
        <text:list-item>
          <text:p text:style-name="P10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a &amp;&amp; cd C:\WORKS_2\WS\WS_Others.Art &amp;&amp; git add -A &amp;&amp; git commit -m "(guitar play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2630997" text:continue-numbering="true" text:style-name="L4">
        <text:list-header>
          <text:p text:style-name="P10"/>
        </text:list-header>
        <text:list-item>
          <text:p text:style-name="P10">close</text:p>
          <text:list>
            <text:list-item>
              <text:p text:style-name="P10">image files</text:p>
            </text:list-item>
            <text:list-item>
              <text:p text:style-name="P10">folders</text:p>
            </text:list-item>
            <text:list-item>
              <text:p text:style-name="P10">web pages</text:p>
            </text:list-item>
            <text:list-item>
              <text:p text:style-name="P10">sheets</text:p>
            </text:list-item>
            <text:list-item>
              <text:p text:style-name="P10">vlc</text:p>
            </text:list-item>
            <text:list-item>
              <text:p text:style-name="P10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  <table:table-row>
          <table:table-cell table:style-name="表8.A2" office:value-type="string">
            <text:p text:style-name="P2">C:\WORKS_2\WS\WS_Others.Art\JVEMV6\46_art\11_guitar\end_gt.bat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2631701" text:continue-numbering="true" text:style-name="L4">
        <text:list-item>
          <text:list>
            <text:list-item>
              <text:p text:style-name="P10"/>
            </text:list-item>
          </text:list>
        </text:list-item>
      </text:list>
      <text:p text:style-name="P5"><text:soft-page-break/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7911190848179180455" text:style-name="L5">
        <text:list-item>
          <text:p text:style-name="P11">memo → copy</text:p>
          <text:list>
            <text:list-item>
              <text:p text:style-name="P11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1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2" office:value-type="string">
            <text:p text:style-name="P4">sakura memo_guitar.txt</text:p>
          </table:table-cell>
        </table:table-row>
      </table:table>
      <text:list xml:id="list32612488" text:continue-numbering="true" text:style-name="L5">
        <text:list-item>
          <text:list>
            <text:list-item>
              <text:p text:style-name="P11">save → text file</text:p>
            </text:list-item>
          </text:list>
        </text:list-item>
        <text:list-item>
          <text:p text:style-name="P11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2631502" text:continue-numbering="true" text:style-name="L5">
        <text:list-item>
          <text:p text:style-name="P11">gen-ed text → C/P</text:p>
          <text:list>
            <text:list-item>
              <text:p text:style-name="P11">to : list_of_memos.ods (C:\WORKS_2\WS\WS_Others.Art\JVEMV6\46_art\11_guitar)</text:p>
            </text:list-item>
          </text:list>
        </text:list-item>
        <text:list-item>
          <text:p text:style-name="P11">modify texts</text:p>
          <text:list>
            <text:list-item>
              <text:p text:style-name="P11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5403773622762972715" text:style-name="L6">
              <text:list-item>
                <text:p text:style-name="P6">memo_guitar.txt</text:p>
              </text:list-item>
              <text:list-item>
                <text:p text:style-name="P6">memo_guitar.(replaced).(XXX).txt</text:p>
              </text:list-item>
            </text:list>
          </table:table-cell>
        </table:table-row>
      </table:table>
      <text:list xml:id="list32616088" text:continue-list="list32631502" text:style-name="L5">
        <text:list-item>
          <text:p text:style-name="P11">closing</text:p>
          <text:list>
            <text:list-item>
              <text:p text:style-name="P11">end_gt.bat (デスクトップ)</text:p>
            </text:list-item>
          </text:list>
        </text:list-item>
      </text:list>
      <table:table table:name="表7" table:style-name="表7">
        <table:table-column table:style-name="表7.A"/>
        <text:soft-page-break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  <table:table-row table:style-name="表7.1">
          <table:table-cell table:style-name="表7.A1" office:value-type="string">
            <text:p text:style-name="P1"/>
          </table:table-cell>
        </table:table-row>
        <table:table-row table:style-name="表7.1">
          <table:table-cell table:style-name="表7.A1" office:value-type="string">
            <text:p text:style-name="P1">C:\WORKS_2\WS\WS_Others.Art\JVEMV6\46_art\11_guitar\end_gt.bat</text:p>
          </table:table-cell>
        </table:table-row>
        <table:table-row table:style-name="表7.1">
          <table:table-cell table:style-name="表7.A1" office:value-type="string">
            <text:p text:style-name="P1"/>
          </table:table-cell>
        </table:table-row>
      </table:table>
      <text:list xml:id="list32612782" text:continue-numbering="true" text:style-name="L5">
        <text:list-item>
          <text:list>
            <text:list-item>
              <text:list>
                <text:list-item>
                  <text:p text:style-name="P11">sheet</text:p>
                </text:list-item>
                <text:list-item>
                  <text:p text:style-name="P11">fold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a &amp;&amp; cd C:\WORKS_2\WS\WS_Others.Art &amp;&amp; git add . &amp;&amp; git commit -m "(register guitar files) periodical updates" &amp;&amp; e &amp;&amp; git push origin master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2627329" text:continue-numbering="true" text:style-name="L5">
        <text:list-item>
          <text:list>
            <text:list-item>
              <text:p text:style-name="P11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2-11T12:41:50.49</dc:date>
    <dc:creator>iwabuchi ken</dc:creator>
    <meta:editing-duration>P2DT5H51M42S</meta:editing-duration>
    <meta:editing-cycles>60</meta:editing-cycles>
    <meta:generator>OpenOffice/4.1.3$Win32 OpenOffice.org_project/413m1$Build-9783</meta:generator>
    <meta:document-statistic meta:table-count="9" meta:image-count="0" meta:object-count="0" meta:page-count="7" meta:paragraph-count="169" meta:word-count="691" meta:character-count="4499"/>
  </office:meta>
</office:document-meta>
</file>